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15cm" table:align="right"/>
    </style:style>
    <style:style style:name="Tableau1.A" style:family="table-column">
      <style:table-column-properties style:column-width="6.615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.5pt" officeooo:paragraph-rsid="00086242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color="#800000" style:font-name="Arial" fo:font-size="10.5pt" officeooo:rsid="000c3fdd" officeooo:paragraph-rsid="000c3fdd" fo:background-color="#ffff00" style:font-size-asian="10.5pt" style:font-size-complex="10.5pt"/>
    </style:style>
    <style:style style:name="P3" style:family="paragraph" style:parent-style-name="UrbanBody">
      <style:text-properties style:font-name="Arial" fo:font-size="10.5pt" fo:font-style="normal" officeooo:paragraph-rsid="00086242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086242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86242" style:font-size-asian="10.5pt" style:font-size-complex="10.5pt"/>
    </style:style>
    <style:style style:name="P6" style:family="paragraph" style:parent-style-name="UrbanBody">
      <style:text-properties style:font-name="Arial" fo:font-size="9pt" officeooo:paragraph-rsid="00086242" style:font-size-asian="9pt" style:font-size-complex="9pt"/>
    </style:style>
    <style:style style:name="P7" style:family="paragraph" style:parent-style-name="UrbanBody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8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9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weight="bold" officeooo:paragraph-rsid="00086242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de12c" style:font-size-asian="10.5pt" style:font-size-complex="10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weight-asian="normal" style:font-size-complex="10.5pt" style:font-weight-complex="normal"/>
    </style:style>
    <style:style style:name="P15" style:family="paragraph" style:parent-style-name="UrbanTitle">
      <style:text-properties fo:text-transform="uppercase" style:font-name="Arial" fo:font-size="14pt" officeooo:paragraph-rsid="00086242" style:font-size-asian="14pt" style:font-size-complex="14pt"/>
    </style:style>
    <style:style style:name="P16" style:family="paragraph" style:parent-style-name="UrbanBody">
      <style:text-properties style:font-name="Arial" fo:font-size="10.5pt" officeooo:paragraph-rsid="00110391" style:font-size-asian="10.5pt" style:font-size-complex="10.5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officeooo:paragraph-rsid="000f40a9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54e01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0de12c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normal"/>
    </style:style>
    <style:style style:name="T11" style:family="text">
      <style:text-properties fo:font-size="11pt" fo:font-style="itali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2" style:family="text">
      <style:text-properties fo:font-size="11pt" fo:font-style="italic" officeooo:rsid="000de12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3" style:family="text">
      <style:text-properties fo:font-size="11pt" fo:font-style="italic" style:text-underline-style="none" fo:font-weight="normal" officeooo:rsid="000de12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4" style:family="text">
      <style:text-properties fo:font-size="11pt" fo:font-style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8"><text:span text:style-name="T16">do text</text:span></text:p><text:p text:style-name="P18"><text:span text:style-name="T16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Attestation d'affichage APRÈS RÉALISATION DE L’ENQUÊTE PUBLIQUE</text:p>
      <text:p text:style-name="P5"/>
      <text:p text:style-name="P5"/>
      <text:p text:style-name="P6"><office:annotation><dc:creator>sde </dc:creator><dc:date>2011-07-27T10:02:17</dc:date><text:p text:style-name="P19"><text:span text:style-name="T19">do text</text:span></text:p><text:p text:style-name="P19"><text:span text:style-name="T1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19"><text:span text:style-name="T18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7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16"><text:span text:style-name="T1">Situation :</text:span> <text:text-input text:description="Situation des travaux">self.getWorkLocationSignaletic()</text:text-input></text:p>
      <text:p text:style-name="P16"><text:span text:style-name="T1">Référence cadastrale</text:span> : <text:text-input text:description="Parcelles">self.getPortionOutsText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 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 à partir du </text:span><text:span text:style-name="T11"><text:text-input text:description="DébutRéactionsAP">tool.formatDate(urbanEventObj.getInvestigationStart())</text:text-input></text:span><text:span text:style-name="T8"> </text:span><text:span text:style-name="T9">jusqu'au </text:span><text:span text:style-name="T12"><text:text-input text:description="FinAP">tool.formatDate(urbanEventObj.getInvestigationEnd())</text:text-input></text:span><text:span text:style-name="T14"> </text:span><text:span text:style-name="T8">sur la</text:span><text:span text:style-name="T7"> </text:span>parcelle de terrain où les travaux sont à exécuter ou les actes à accomplir.</text:p>
      <text:p text:style-name="P11"/>
      <text:p text:style-name="P17"><text:span text:style-name="T10">Fait à </text:span><text:span text:style-name="T10"><text:text-input text:description="">tool.getCityName()</text:text-input></text:span><text:span text:style-name="T10"> le </text:span><text:span text:style-name="T15"><text:text-input text:description="FinAP">tool.formatDate(urbanEventObj.getInvestigationEnd())</text:text-input></text:span><text:span text:style-name="T15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e Bourgmestre,</text:p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3T13:58:48.890661972</meta:creation-date>
    <dc:date>2018-05-03T14:35:36.997053240</dc:date>
    <dc:creator>bleybaert</dc:creator>
    <meta:editing-duration>PT10M3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125" meta:character-count="967" meta:non-whitespace-character-count="877"/>
  </office:meta>
</office:document-meta>
</file>